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1" fo:font-size="10pt" fo:language="it" fo:country="IT" fo:font-weight="normal" style:font-name-asian="Arial1" style:font-size-asian="10pt" style:font-weight-asian="normal" style:font-name-complex="Arial1" style:font-size-complex="10pt" style:font-weight-complex="normal"/>
    </style:style>
    <style:style style:name="P2" style:family="paragraph" style:parent-style-name="Standard">
      <style:paragraph-properties fo:text-align="center" style:justify-single-word="false" style:text-autospace="none"/>
      <style:text-properties style:font-name="Arial1" fo:font-size="18pt" fo:language="it" fo:country="IT" fo:font-weight="bold" style:font-name-asian="Arial1" style:font-size-asian="18pt" style:font-weight-asian="bold" style:font-name-complex="Arial1" style:font-size-complex="18pt" style:font-weight-complex="bold"/>
    </style:style>
    <style:style style:name="P3" style:family="paragraph" style:parent-style-name="Standard">
      <style:paragraph-properties fo:text-align="start" style:justify-single-word="false" style:text-autospace="none"/>
      <style:text-properties style:font-name="Arial1" fo:font-size="14pt" fo:language="it" fo:country="IT" fo:font-weight="bold" style:font-name-asian="Arial1" style:font-size-asian="14pt" style:font-weight-asian="bold" style:font-name-complex="Arial1" style:font-size-complex="14pt" style:font-weight-complex="bold"/>
    </style:style>
    <style:style style:name="P4" style:family="paragraph" style:parent-style-name="Standard">
      <style:paragraph-properties fo:text-align="start" style:justify-single-word="false" style:text-autospace="none"/>
      <style:text-properties style:font-name="Arial1" fo:font-size="14pt" fo:language="it" fo:country="IT" fo:font-weight="bold" style:font-name-asian="Arial1" style:font-size-asian="14pt" style:font-weight-asian="bold" style:font-name-complex="Arial1" style:font-size-complex="14pt" style:font-weight-complex="bold"/>
    </style:style>
    <style:style style:name="P5" style:family="paragraph" style:parent-style-name="Standard">
      <style:paragraph-properties fo:text-align="start" style:justify-single-word="false" style:text-autospace="none"/>
      <style:text-properties style:font-name="Arial1" fo:font-size="14pt" fo:language="it" fo:country="IT" fo:font-weight="normal" style:font-name-asian="Arial1" style:font-size-asian="14pt" style:font-weight-asian="normal" style:font-name-complex="Arial1" style:font-size-complex="14pt" style:font-weight-complex="normal"/>
    </style:style>
    <style:style style:name="P6" style:family="paragraph" style:parent-style-name="Standard" style:list-style-name="L1">
      <style:paragraph-properties fo:text-align="start" style:justify-single-word="false" style:text-autospace="none"/>
      <style:text-properties style:font-name="Arial1" fo:font-size="18pt" fo:language="it" fo:country="IT" fo:font-weight="bold" style:font-name-asian="Arial1" style:font-size-asian="18pt" style:font-weight-asian="bold" style:font-name-complex="Arial1" style:font-size-complex="18pt" style:font-weight-complex="bold"/>
    </style:style>
    <style:style style:name="P7" style:family="paragraph" style:parent-style-name="Standard" style:list-style-name="L2">
      <style:paragraph-properties fo:text-align="start" style:justify-single-word="false" style:text-autospace="none"/>
      <style:text-properties style:font-name="Arial1" fo:font-size="10pt" fo:language="it" fo:country="IT" fo:font-weight="normal" style:font-name-asian="Arial1" style:font-size-asian="10pt" style:font-weight-asian="normal" style:font-name-complex="Arial1" style:font-size-complex="10pt" style:font-weight-complex="normal"/>
    </style:style>
    <style:style style:name="P8" style:family="paragraph" style:parent-style-name="Standard">
      <style:paragraph-properties fo:text-align="start" style:justify-single-word="false" style:text-autospace="none"/>
      <style:text-properties style:font-name="Arial1" fo:font-size="10pt" fo:language="it" fo:country="IT" fo:font-weight="normal" style:font-name-asian="Arial1" style:font-size-asian="10pt" style:font-weight-asian="normal" style:font-name-complex="Arial1" style:font-size-complex="10pt" style:font-weight-complex="normal"/>
    </style:style>
    <style:style style:name="P9" style:family="paragraph" style:parent-style-name="Standard">
      <style:paragraph-properties fo:text-align="start" style:justify-single-word="false" style:text-autospace="none"/>
    </style:style>
    <style:style style:name="P10" style:family="paragraph" style:parent-style-name="Standard" style:list-style-name="L4">
      <style:paragraph-properties fo:text-align="start" style:justify-single-word="false" style:text-autospace="none"/>
    </style:style>
    <style:style style:name="P11" style:family="paragraph" style:parent-style-name="Standard">
      <style:paragraph-properties fo:text-align="start" style:justify-single-word="false" style:text-autospace="none"/>
      <style:text-properties fo:font-size="14pt" style:font-size-asian="14pt" style:font-size-complex="14pt"/>
    </style:style>
    <style:style style:name="P12" style:family="paragraph" style:parent-style-name="Standard" style:list-style-name="L1">
      <style:paragraph-properties fo:margin-left="0in" fo:margin-right="0in" fo:text-align="start" style:justify-single-word="false" fo:text-indent="-0.25in" style:auto-text-indent="false" style:text-autospace="none"/>
      <style:text-properties style:font-name="Arial1" fo:font-size="14pt" fo:language="it" fo:country="IT" fo:font-weight="bold" style:font-name-asian="Arial1" style:font-size-asian="14pt" style:font-weight-asian="bold" style:font-name-complex="Arial1" style:font-size-complex="14pt" style:font-weight-complex="bold"/>
    </style:style>
    <style:style style:name="T1" style:family="text">
      <style:text-properties style:font-name="Arial1"/>
    </style:style>
    <style:style style:name="T2" style:family="text">
      <style:text-properties style:font-name="Arial1" fo:font-size="10pt" fo:language="it" fo:country="I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T3" style:family="text">
      <style:text-properties style:font-name="Arial1" fo:font-size="10pt" fo:language="it" fo:country="IT" fo:font-style="normal" fo:font-weight="bold" style:font-name-asian="Arial1" style:font-size-asian="10pt" style:font-style-asian="normal" style:font-weight-asian="bold" style:font-name-complex="Arial1" style:font-size-complex="10pt" style:font-style-complex="normal" style:font-weight-complex="bold"/>
    </style:style>
    <style:style style:name="T4" style:family="text">
      <style:text-properties style:font-name="Arial1" fo:font-size="10pt" fo:language="it" fo:country="IT" fo:font-style="italic" fo:font-weight="normal" style:font-name-asian="Arial1" style:font-size-asian="10pt" style:font-style-asian="italic" style:font-weight-asian="normal" style:font-name-complex="Arial1" style:font-size-complex="10pt" style:font-style-complex="italic" style:font-weight-complex="normal"/>
    </style:style>
    <style:style style:name="T5" style:family="text">
      <style:text-properties style:font-name="Arial1" fo:language="it" fo:country="IT" fo:font-style="normal" fo:font-weight="normal" style:font-name-asian="Arial1" style:font-style-asian="normal" style:font-weight-asian="normal" style:font-name-complex="Arial1" style:font-style-complex="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4pt"/>
    </style:style>
    <style:style style:name="T9" style:family="text">
      <style:text-properties fo:language="it" fo:country="IT"/>
    </style:style>
    <style:style style:name="T10" style:family="text">
      <style:text-properties style:font-name-asian="Arial1"/>
    </style:style>
    <style:style style:name="T11" style:family="text">
      <style:text-properties style:font-size-asian="14pt"/>
    </style:style>
    <style:style style:name="T12" style:family="text">
      <style:text-properties style:font-weight-asian="bold"/>
    </style:style>
    <style:style style:name="T13" style:family="text">
      <style:text-properties style:font-name-complex="Arial1"/>
    </style:style>
    <style:style style:name="T14" style:family="text">
      <style:text-properties style:font-size-complex="14pt"/>
    </style:style>
    <style:style style:name="T15" style:family="text">
      <style:text-properties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tocollo di generazione “action” e scambio dati</text:p>
      <text:list xml:id="list28444316" text:style-name="L1">
        <text:list-header>
          <text:p text:style-name="P6"/>
          <text:p text:style-name="P12">1.Obbiettivo del documento</text:p>
        </text:list-header>
      </text:list>
      <text:p text:style-name="P3"/>
      <text:p text:style-name="P1">Il capitoli successivi forniranno le specifiche con cui trattare le informazioni contenute in documenti xml con schema descritto nel documento “Definizione dell'xml schema per la gestione di "action"”.</text:p>
      <text:p text:style-name="P1">Più precisamente:</text:p>
      <text:list xml:id="list28457969" text:style-name="L2">
        <text:list-item>
          <text:p text:style-name="P7">Come il client dovrà usare un file xml dato dal server per generare una “action”, ovvero una wizard con cui l'utente potrà interagire</text:p>
        </text:list-item>
        <text:list-item>
          <text:p text:style-name="P7">Come il client dovrà eventualmente alterare il documento di partenza per tornare al server i dati forniti dall'utente</text:p>
        </text:list-item>
        <text:list-item>
          <text:p text:style-name="P7">Come il server dovrà interpretare i dati tornati dal client per valorizzare il database.</text:p>
        </text:list-item>
      </text:list>
      <text:p text:style-name="P1"/>
      <text:p text:style-name="P9">2.Generazione action</text:p>
      <text:p text:style-name="P3"/>
      <text:p text:style-name="P1">In questo capitolo verrà analizzato in dettaglio come il client dovrà interpretare il file di creazione action fornito dal server</text:p>
      <text:p text:style-name="P1"/>
      <text:p text:style-name="P5">2.1. &lt;action&gt;</text:p>
      <text:p text:style-name="P1">Con &lt;action&gt; si deve generare una nuova wizard con titolo uguale all'attributo <text:span text:style-name="T16">title</text:span> dell'action.</text:p>
      <text:p text:style-name="P1">Gli step, ovvero i figli, fanno aggiunti come sequenza di pannelli, ognuno con i contenuti specificati dello &lt;step&gt; e con la possibilità di navigare avanti e indietro fra l'uno e l'altro.</text:p>
      <text:p text:style-name="P1"/>
      <text:p text:style-name="P5">2.2. &lt;step&gt;</text:p>
      <text:p text:style-name="P1">Con &lt;step&gt; si deve generare un pannello da inserire nella main window (ovvero l'action). Se l'attributo <text:span text:style-name="T16">type </text:span><text:span text:style-name="T17">è impostato a “in”, allora il passo conterrà dei campi di inserimento dati per l'utente. Di conseguenza, quando verrà premuto il tasto avanti o indietro per navigare verso gli altri step, bisognerà assicurarsi che le informazioni aggiuntive vengano opportunamente inserite nel file xml di partenza (e salvato). In questo modo, in caso di crash, non bisognerà ripetere l'analisi da zero.</text:span></text:p>
      <text:p text:style-name="P1"><text:span text:style-name="T17"/></text:p>
      <text:p text:style-name="P5"><text:span text:style-name="T17">2.3. &lt;text&gt;</text:span></text:p>
      <text:p text:style-name="P1"><text:span text:style-name="T17">Si dovrà generare un semplice textfield largo quanto specificato nell'attributo </text:span><text:span text:style-name="T16">width </text:span><text:span text:style-name="T17"><text:s/>(non più largo dello spazio a disposizione) e alto quanto speicifcato dal campo </text:span><text:span text:style-name="T16">row </text:span><text:span text:style-name="T17">(non più alto dello spazio a disposizione). L'altezza di una row dovrà essere proporzionata alla grandezza del carattere.</text:span></text:p>
      <text:p text:style-name="P1"><text:span text:style-name="T17">Il contenuto del textfield è il testo interno al tag. </text:span></text:p>
      <text:p text:style-name="P1"><text:span text:style-name="T17">NB: &lt;text&gt; è readonly.</text:span></text:p>
      <text:p text:style-name="P1"><text:span text:style-name="T17"/></text:p>
      <text:p text:style-name="P5"><text:span text:style-name="T17">2.4 &lt;select&gt; e &lt;option&gt;</text:span></text:p>
      <text:p text:style-name="P1"><text:span text:style-name="T17">I due campi sono strettamente correlati. La generazione degli option dipende dalle impostazioni del &lt;select&gt;:</text:span></text:p>
      <text:list xml:id="list29166018" text:style-name="L4">
        <text:list-item>
          <text:p text:style-name="P10"><text:span text:style-name="T2">mutex = true : dovranno essere generate delle opzioni a selezione mutuamente esclusiva. Quindi, per ogni &lt;option&gt;, bisogna generare un campo con testo uguale al contenuto testuale dell'entità. Nel caso l'attributo </text:span><text:span text:style-name="T4">selected </text:span><text:span text:style-name="T2">sia uguale a true, il pulsante dovrà risultare selezionato. E' necessario che, con più option, se ne viene selezionata una, le altre rimangano deselezionate. </text:span></text:p>
        </text:list-item>
        <text:list-item>
          <text:p text:style-name="P10"><text:span text:style-name="T2">mutex = false : le opzioni dovranno essere selezionabili in modo indipendente le une dalle altre. Il resto delle specifiche rimane uguale al caso “mutex = true”.</text:span></text:p>
        </text:list-item>
      </text:list>
      <text:p text:style-name="P9"><text:span text:style-name="T2">Il salvataggio delle modifiche in questo caso viene effettuato impostando l'attributo </text:span><text:span text:style-name="T4">selected </text:span><text:span text:style-name="T2">della/e option selezionata/e a true.</text:span></text:p>
      <text:p text:style-name="P9"><text:span text:style-name="T2"/></text:p>
      <text:p text:style-name="P11"><text:span text:style-name="T5">2.5. &lt;inputField&gt;</text:span></text:p>
      <text:p text:style-name="P9"><text:span text:style-name="T2">Bisogna generare due campi: uno descrittivo dell'input atteso (ovvero il label del textfield) e il secondo il textfield scrivibile. Il textfield ha dimensioni pari a quelle specificate dagli attributi width e row (come per &lt;text&gt;). </text:span></text:p>
      <text:p text:style-name="P9"><text:span text:style-name="T2">Il label deve essere posizionato dove specificato dall'attributo layout: con </text:span><text:span text:style-name="T3">up </text:span><text:span text:style-name="T2">sopra al text field, con </text:span><text:span text:style-name="T3">down</text:span><text:span text:style-name="T2"> sotto, </text:span></text:p>
      <text:p text:style-name="P1">con <text:span text:style-name="T7">left </text:span>a sinistra e con <text:span text:style-name="T7">right </text:span><text:s/>a destra. Il testo del label dovrà essere disposto su più linee nel caso lo spazio <text:soft-page-break/>rimanente a destra o sinistra del textfield sia troppo ristretto. Lo stesso vale se la lunghezza (del label) supera quella massima della finestra nel caso sia posizionato sopra o sotto il label.</text:p>
      <text:p text:style-name="P1">Il salvataggio in questo caso viene impostato valorizzando il contenuto testuale del &lt;inputField&gt; col test presente nel textfield.</text:p>
      <text:p text:style-name="P1"/>
      <text:p text:style-name="P5">2.6. &lt;image&gt;</text:p>
      <text:p text:style-name="P1">Nel caso l'immagine sia già stata fornita dal server, bisognera decodificare la stringa in base64 nel tag e renderizzarla come immagine, della grandezza specificata dagli attributi width e height.</text:p>
      <text:p text:style-name="P1">Altrimenti bisognerà comunque predisporre un'area della grandezza data con all'interno, invece dell'immagine, un pulsante “scatta”, che cliccato avvia la fotocamera. Una volta scattata la fotografia, essa andrà salvata e visualizzata nello spazio a preimpostato.</text:p>
      <text:p text:style-name="P1">La <text:span text:style-name="T16"><text:s/>caption </text:span><text:span text:style-name="T17">andrà posizionata sotto l'immagine (se presente).</text:span></text:p>
      <text:p text:style-name="P1"><text:span text:style-name="T17">Nel caso di salvataggio, la stringa base64 che rappresenta l'immagine andrà inserita come contenuto testuale del tag.</text:span></text:p>
      <text:p text:style-name="P1"><text:span text:style-name="T17"/></text:p>
      <text:p text:style-name="P5"><text:span text:style-name="T17">2.7. &lt;recording&gt;</text:span></text:p>
      <text:p text:style-name="P1"><text:span text:style-name="T17">Lo stesso discorso del &lt;image&gt; vale per il recording. Solo che invece di un'area con un immagine, bisognerà visualizzare un riproduttore con pulsanti play/stop/record.</text:span></text:p>
      <text:p text:style-name="P1"><text:span text:style-name="T17">La </text:span><text:span text:style-name="T16">caption </text:span><text:span text:style-name="T17">andrà inserita sotto. </text:span></text:p>
      <text:p text:style-name="P1">In caso di salvataggio, la rappersentazione testuale della registrazione andrà inserita nel contenuto testuale del tag.</text:p>
      <text:p text:style-name="P1"/>
      <text:p text:style-name="P1"/>
      <text:p text:style-name="P3">3. Salvataggio nel database</text:p>
      <text:p text:style-name="P1"/>
      <text:p text:style-name="P3">4. Creazione action lato ad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31T18:18:21.32</meta:creation-date>
    <dc:date>2010-02-02T09:50:14.50</dc:date>
    <meta:editing-duration>PT06H25M17S</meta:editing-duration>
    <meta:editing-cycles>9</meta:editing-cycles>
    <meta:generator>OpenOffice.org/3.1$Win32 OpenOffice.org_project/310m19$Build-9420</meta:generator>
    <meta:document-statistic meta:table-count="0" meta:image-count="0" meta:object-count="0" meta:page-count="2" meta:paragraph-count="39" meta:word-count="706" meta:character-count="4618"/>
  </office:meta>
</office:document-meta>
</file>